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51332653FF9EC81A.jpg" manifest:media-type="image/jpeg"/>
  <manifest:file-entry manifest:full-path="Pictures/100000000000020000000200475B7E096DDF0C3D.jpg" manifest:media-type="image/jpeg"/>
  <manifest:file-entry manifest:full-path="Pictures/100000000000020000000200A73B5BE2265E150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opacity="21%" draw:textarea-horizontal-align="justify" draw:textarea-vertical-align="middle" draw:auto-grow-height="false" fo:min-height="5.084cm" fo:min-width="0.5cm"/>
    </style:style>
    <style:style style:name="gr2" style:family="graphic" style:parent-style-name="objectwithoutfill">
      <style:graphic-properties draw:stroke="dash" draw:stroke-dash="Double_20_Dash_20__28_Rounded_29_" svg:stroke-color="#dddddd" svg:stroke-linecap="round" draw:fill="none" draw:textarea-vertical-align="middle"/>
    </style:style>
    <style:style style:name="gr3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.65cm" fo:min-width="0cm"/>
    </style:style>
    <style:style style:name="gr4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15.75cm" fo:min-width="0cm"/>
    </style:style>
    <style:style style:name="gr5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cm" fo:min-width="2cm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fill-color="#666666" draw:opacity="58%" draw:textarea-horizontal-align="justify" draw:textarea-vertical-align="middle" draw:auto-grow-height="false" fo:min-height="1.15cm" fo:min-width="2.4cm"/>
    </style:style>
    <style:style style:name="gr9" style:family="graphic" style:parent-style-name="standard">
      <style:graphic-properties svg:stroke-color="#000000" draw:fill-color="#666666" draw:opacity="46%" draw:textarea-horizontal-align="justify" draw:textarea-vertical-align="middle" draw:auto-grow-height="false" fo:min-height="0.5cm" fo:min-width="0.25cm"/>
    </style:style>
    <style:style style:name="gr10" style:family="graphic" style:parent-style-name="standard">
      <style:graphic-properties svg:stroke-color="#000000" draw:fill-color="#333333" draw:opacity="46%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000000" draw:fill="none" draw:fill-color="#808080" draw:opacity="46%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000000" draw:fill-color="#333333" draw:textarea-horizontal-align="justify" draw:textarea-vertical-align="middle" draw:auto-grow-height="false" fo:min-height="0.5cm" fo:min-width="0cm"/>
    </style:style>
    <style:style style:name="gr14" style:family="graphic" style:parent-style-name="standard">
      <style:graphic-properties svg:stroke-color="#000000" draw:fill-color="#333333" draw:textarea-horizontal-align="justify" draw:textarea-vertical-align="middle" draw:auto-grow-height="false" fo:min-height="0.15cm" fo:min-width="0.4cm"/>
    </style:style>
    <style:style style:name="gr15" style:family="graphic" style:parent-style-name="standard">
      <style:graphic-properties svg:stroke-color="#000000" draw:fill-color="#333333" draw:textarea-horizontal-align="justify" draw:textarea-vertical-align="middle" draw:auto-grow-height="false" fo:min-height="0.05cm" fo:min-width="0cm"/>
    </style:style>
    <style:style style:name="gr16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0cm" fo:min-width="1.51cm"/>
    </style:style>
    <style:style style:name="gr17" style:family="graphic" style:parent-style-name="standard">
      <style:graphic-properties svg:stroke-color="#000000" draw:fill="bitmap" draw:fill-image-name="Studio" draw:textarea-horizontal-align="justify" draw:textarea-vertical-align="middle" draw:auto-grow-height="false" fo:min-height="0cm" fo:min-width="1.51cm"/>
    </style:style>
    <style:style style:name="gr18" style:family="graphic" style:parent-style-name="standard">
      <style:graphic-properties svg:stroke-color="#000000" draw:fill="bitmap" draw:fill-image-name="Studio" draw:textarea-horizontal-align="justify" draw:textarea-vertical-align="middle" draw:auto-grow-height="false" fo:min-height="0cm" fo:min-width="2cm"/>
    </style:style>
    <style:style style:name="gr19" style:family="graphic" style:parent-style-name="standard">
      <style:graphic-properties draw:fill-color="#000000" draw:textarea-horizontal-align="center" draw:textarea-vertical-align="middle"/>
    </style:style>
    <style:style style:name="gr20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45cm" fo:min-width="0cm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standard">
      <style:graphic-properties draw:fill-color="#81d41a" draw:opacity="21%" draw:textarea-horizontal-align="justify" draw:textarea-vertical-align="middle" draw:auto-grow-height="false" fo:min-height="5.084cm" fo:min-width="0.5cm" draw:shadow="hidden"/>
    </style:style>
    <style:style style:name="gr24" style:family="graphic" style:parent-style-name="standard">
      <style:graphic-properties draw:fill-color="#81d41a" draw:opacity="64%" draw:textarea-horizontal-align="justify" draw:textarea-vertical-align="middle" draw:auto-grow-height="false" fo:min-height="15.05cm" fo:min-width="1.505cm"/>
    </style:style>
    <style:style style:name="gr25" style:family="graphic" style:parent-style-name="Arrow_20_Line" style:list-style-name="L1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stroke="solid" svg:stroke-color="#666666" draw:fill="bitmap" draw:fill-image-name="Parchment_20_Paper" draw:textarea-horizontal-align="justify" draw:textarea-vertical-align="middle" draw:auto-grow-height="false" fo:min-height="3.286cm" fo:min-width="3.036cm" draw:shadow="hidden"/>
      <style:paragraph-properties style:writing-mode="lr-tb"/>
    </style:style>
    <style:style style:name="gr27" style:family="graphic" style:parent-style-name="standard">
      <style:graphic-properties draw:stroke="solid" svg:stroke-color="#666666" draw:fill="bitmap" draw:fill-image-name="Parchment_20_Paper" draw:textarea-horizontal-align="justify" draw:textarea-vertical-align="middle" draw:auto-grow-height="false" fo:min-height="10.78cm" fo:min-width="3cm"/>
      <style:paragraph-properties style:writing-mode="lr-tb"/>
    </style:style>
    <style:style style:name="gr28" style:family="graphic" style:parent-style-name="standard">
      <style:graphic-properties draw:stroke="solid" svg:stroke-color="#666666" draw:fill="bitmap" draw:fill-image-name="Parchment_20_Paper" draw:textarea-horizontal-align="justify" draw:textarea-vertical-align="middle" draw:auto-grow-height="false" fo:min-height="5.25cm" fo:min-width="2.43cm"/>
      <style:paragraph-properties style:writing-mode="lr-tb"/>
    </style:style>
    <style:style style:name="gr29" style:family="graphic" style:parent-style-name="standard">
      <style:graphic-properties draw:stroke="solid" svg:stroke-color="#666666" draw:fill="bitmap" draw:fill-image-name="Parchment_20_Paper" draw:textarea-horizontal-align="justify" draw:textarea-vertical-align="middle" draw:auto-grow-height="false" fo:min-height="3.286cm" fo:min-width="3.036cm"/>
    </style:style>
    <style:style style:name="gr30" style:family="graphic" style:parent-style-name="standard">
      <style:graphic-properties draw:stroke="solid" svg:stroke-color="#666666" draw:fill="bitmap" draw:fill-image-name="Surface" draw:textarea-horizontal-align="justify" draw:textarea-vertical-align="middle" draw:auto-grow-height="false" fo:min-height="0cm" fo:min-width="2.43cm"/>
    </style:style>
    <style:style style:name="gr31" style:family="graphic" style:parent-style-name="standard">
      <style:graphic-properties draw:stroke="solid" svg:stroke-color="#666666" draw:fill="bitmap" draw:fill-image-name="Surface" draw:textarea-horizontal-align="justify" draw:textarea-vertical-align="middle" draw:auto-grow-height="false" fo:min-height="3.25cm" fo:min-width="0cm"/>
    </style:style>
    <style:style style:name="gr32" style:family="graphic" style:parent-style-name="objectwithoutfill">
      <style:graphic-properties svg:stroke-color="#999999" draw:fill="none" draw:textarea-vertical-align="middle"/>
    </style:style>
    <style:style style:name="gr33" style:family="graphic" style:parent-style-name="Arrow_20_Line" style:list-style-name="L1">
      <style:graphic-properties draw:textarea-vertical-align="middle"/>
      <style:paragraph-properties style:writing-mode="lr-tb"/>
    </style:style>
    <style:style style:name="gr34" style:family="graphic" style:parent-style-name="Arrow_20_Line" style:list-style-name="L1">
      <style:graphic-properties draw:textarea-vertical-align="middle"/>
      <style:paragraph-properties style:writing-mode="lr-tb"/>
    </style:style>
    <style:style style:name="gr35" style:family="graphic" style:parent-style-name="Arrow_20_Line" style:list-style-name="L1">
      <style:graphic-properties draw:textarea-vertical-align="middle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/>
      <style:paragraph-properties style:writing-mode="lr-tb"/>
    </style:style>
    <style:style style:name="gr37" style:family="graphic" style:parent-style-name="Arrow_20_Line" style:list-style-name="L1">
      <style:graphic-properties draw:textarea-vertical-align="middl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cm" fo:min-width="1.65cm"/>
    </style:style>
    <style:style style:name="P1" style:family="paragraph">
      <loext:graphic-properties draw:fill-color="#81d41a" draw:opacity="21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666666" draw:opacity="58%"/>
      <style:paragraph-properties fo:text-align="center"/>
    </style:style>
    <style:style style:name="P8" style:family="paragraph">
      <loext:graphic-properties draw:fill-color="#666666" draw:opacity="46%"/>
      <style:paragraph-properties fo:text-align="center"/>
    </style:style>
    <style:style style:name="P9" style:family="paragraph">
      <loext:graphic-properties draw:fill-color="#333333" draw:opacity="46%"/>
      <style:paragraph-properties fo:text-align="center"/>
    </style:style>
    <style:style style:name="P10" style:family="paragraph">
      <loext:graphic-properties draw:fill="gradient" draw:fill-gradient-name="Gradient_20_3"/>
      <style:paragraph-properties fo:text-align="center"/>
    </style:style>
    <style:style style:name="P11" style:family="paragraph">
      <loext:graphic-properties draw:fill="none" draw:fill-color="#808080" draw:opacity="46%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loext:graphic-properties draw:fill="gradient" draw:fill-gradient-name="Gradient_20_6"/>
      <style:paragraph-properties fo:text-align="center"/>
    </style:style>
    <style:style style:name="P14" style:family="paragraph">
      <loext:graphic-properties draw:fill="bitmap" draw:fill-image-name="Studio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gradient" draw:fill-gradient-name="Gradient_20_4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81d41a" draw:opacity="64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bitmap" draw:fill-image-name="Parchment_20_Paper"/>
      <style:paragraph-properties fo:text-align="center"/>
    </style:style>
    <style:style style:name="P21" style:family="paragraph">
      <loext:graphic-properties draw:fill="bitmap" draw:fill-image-name="Surfac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6cm" svg:x="6.15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0.5cm" svg:y1="4.15cm" svg:x2="20.25cm" svg:y2="4.15cm">
          <text:p/>
        </draw:line>
        <draw:line draw:style-name="gr2" draw:text-style-name="P3" draw:layer="layout" svg:x1="0.5cm" svg:y1="4.1cm" svg:x2="20.25cm" svg:y2="4.1cm">
          <text:p/>
        </draw:line>
        <draw:line draw:style-name="gr2" draw:text-style-name="P2" draw:layer="layout" svg:x1="0.5cm" svg:y1="4.8cm" svg:x2="20.25cm" svg:y2="4.8cm">
          <text:p/>
        </draw:line>
        <draw:line draw:style-name="gr2" draw:text-style-name="P2" draw:layer="layout" svg:x1="0.5cm" svg:y1="18.4cm" svg:x2="20.25cm" svg:y2="18.4cm">
          <text:p/>
        </draw:line>
        <draw:line draw:style-name="gr2" draw:text-style-name="P2" draw:layer="layout" svg:x1="0.5cm" svg:y1="20.2cm" svg:x2="20.25cm" svg:y2="20.2cm">
          <text:p/>
        </draw:line>
        <draw:line draw:style-name="gr2" draw:text-style-name="P3" draw:layer="layout" svg:x1="0.5cm" svg:y1="4.15cm" svg:x2="20.25cm" svg:y2="4.15cm">
          <text:p/>
        </draw:line>
        <draw:line draw:style-name="gr2" draw:text-style-name="P2" draw:layer="layout" svg:x1="0.5cm" svg:y1="20.15cm" svg:x2="20.25cm" svg:y2="20.15cm">
          <text:p/>
        </draw:line>
        <draw:custom-shape draw:style-name="gr3" draw:text-style-name="P4" draw:layer="layout" svg:width="0.2cm" svg:height="0.9cm" svg:x="14.05cm" svg:y="4.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0.2cm" svg:height="16cm" svg:x="12.7cm" svg:y="4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2cm" svg:height="16cm" svg:x="15.4cm" svg:y="4.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cm" svg:height="0.05cm" svg:x="12.7cm" svg:y="20.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cm" svg:height="0.05cm" svg:x="15.4cm" svg:y="20.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cm" svg:height="0.05cm" svg:x="12.7cm" svg:y="4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cm" svg:height="0.05cm" svg:x="15.4cm" svg:y="4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5cm" svg:height="0.2cm" svg:x="12.9cm" svg:y="4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5cm" svg:height="0.2cm" svg:x="12.9cm" svg:y="20cm">
            <text:p/>
            <draw:enhanced-geometry svg:viewBox="0 0 21600 21600" draw:type="rectangle" draw:enhanced-path="M 0 0 L 21600 0 21600 21600 0 21600 0 0 Z N"/>
          </draw:custom-shape>
        </draw:g>
        <draw:measure draw:style-name="gr7" draw:text-style-name="P6" draw:layer="measurelines" svg:x1="5.2cm" svg:y1="18.4cm" svg:x2="5.2cm" svg:y2="4.8cm">
          <text:p text:style-name="P5"><text:span text:style-name="T1"><text:measure text:kind="gap"/></text:span><text:span text:style-name="T1"><text:measure text:kind="value">13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8" draw:text-style-name="P7" draw:layer="layout" svg:width="2.9cm" svg:height="1.4cm" svg:x="12.7cm" svg:y="4.1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8" draw:layer="layout" svg:width="0.75cm" svg:height="0.75cm" svg:x="13.775cm" svg:y="4.4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0.5cm" svg:height="0.5cm" svg:x="13.9cm" svg:y="4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4cm" svg:height="0.4cm" svg:x="13.95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4cm" svg:height="0.4cm" svg:x="13.95cm" svg:y="4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2" draw:layer="layout" svg:width="0.1cm" svg:height="0.75cm" svg:x="8.6cm" svg:y="4.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9cm" svg:height="0.4cm" svg:x="8.4cm" svg:y="4.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2cm" svg:height="0.3cm" svg:x="9.3cm" svg:y="4.64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3" draw:layer="layout" svg:width="2.01cm" svg:height="0.2cm" svg:x="13.145cm" svg:y="1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2.01cm" svg:height="0.18cm" svg:x="13.145cm" svg:y="1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2.5cm" svg:height="0.18cm" svg:x="12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9" draw:text-style-name="P15" draw:layer="layout" svg:width="0.199cm" svg:height="0.668cm" svg:x="7.05cm" svg:y="4.1cm" svg:viewBox="0 0 200 669" draw:points="0,669 0,0 200,0 200,469">
          <text:p/>
        </draw:polygon>
        <draw:custom-shape draw:style-name="gr5" draw:text-style-name="P4" draw:layer="layout" svg:width="0.2cm" svg:height="0.05cm" svg:x="5.7cm" svg:y="20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0.05cm" svg:x="8.4cm" svg:y="20.1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0.2cm" svg:height="16cm" svg:x="5.7cm" svg:y="4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2cm" svg:height="16cm" svg:x="8.4cm" svg:y="4.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cm" svg:height="0.05cm" svg:x="5.7cm" svg:y="4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cm" svg:height="0.05cm" svg:x="8.4cm" svg:y="4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5cm" svg:height="0.2cm" svg:x="5.9cm" svg:y="4.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4" draw:layer="layout" svg:width="2.5cm" svg:height="0.2cm" svg:x="5.9cm" svg:y="20cm">
          <text:p/>
          <draw:enhanced-geometry svg:viewBox="0 0 21600 21600" draw:type="rectangle" draw:enhanced-path="M 0 0 L 21600 0 21600 21600 0 21600 0 0 Z N"/>
        </draw:custom-shape>
        <draw:polygon draw:style-name="gr20" draw:text-style-name="P16" draw:layer="layout" svg:width="0.399cm" svg:height="0.54cm" svg:x="6.95cm" svg:y="4.459cm" svg:viewBox="0 0 400 541" draw:points="0,400 400,0 400,142 0,541">
          <text:p/>
        </draw:polygon>
        <draw:g>
          <draw:custom-shape draw:style-name="gr16" draw:text-style-name="P13" draw:layer="layout" svg:width="2.01cm" svg:height="0.2cm" svg:x="6.145cm" svg:y="1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2.01cm" svg:height="0.18cm" svg:x="6.145cm" svg:y="1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2.5cm" svg:height="0.18cm" svg:x="5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" draw:text-style-name="P6" draw:layer="measurelines" svg:x1="8.4cm" svg:y1="20.15cm" svg:x2="5.9cm" svg:y2="20.15cm">
          <text:p text:style-name="P5"><text:span text:style-name="T1"><text:measure text:kind="gap"/></text:span><text:span text:style-name="T1"><text:measure text:kind="value">2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6" draw:layer="layout" svg:x1="15.4cm" svg:y1="20.15cm" svg:x2="12.9cm" svg:y2="20.15cm">
          <text:p text:style-name="P5"><text:span text:style-name="T1"><text:measure text:kind="gap"/></text:span><text:span text:style-name="T1"><text:measure text:kind="value">2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21" draw:text-style-name="P17" draw:layer="layout" svg:x1="4.251cm" svg:y1="20.15cm" svg:x2="4.251cm" svg:y2="4.15cm">
          <text:p text:style-name="P17"><text:span text:style-name="T1"><text:measure text:kind="gap"/></text:span><text:span text:style-name="T1"><text:measure text:kind="value">16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22" draw:text-style-name="P17" draw:layer="layout" svg:x1="3.302cm" svg:y1="20.2cm" svg:x2="3.302cm" svg:y2="4.1cm">
          <text:p text:style-name="P17"><text:span text:style-name="T1"><text:measure text:kind="gap"/></text:span><text:span text:style-name="T1"><text:measure text:kind="value">16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polygon draw:style-name="gr23" draw:text-style-name="P1" draw:layer="layout" svg:width="2.655cm" svg:height="0.312cm" draw:transform="rotate (-0.0178023583703422) translate (6.98291925074672cm 4.64397225145553cm)" svg:viewBox="0 0 2656 313" draw:points="2656,146 0,313 313,0">
          <text:p/>
        </draw:polygon>
        <draw:custom-shape draw:style-name="gr24" draw:text-style-name="P18" draw:layer="layout" svg:width="2.005cm" svg:height="15.3cm" svg:x="6.145cm" svg:y="3.1cm">
          <text:p/>
          <draw:enhanced-geometry svg:viewBox="0 0 21600 21600" draw:type="rectangle" draw:enhanced-path="M 0 0 L 21600 0 21600 21600 0 21600 0 0 Z N"/>
        </draw:custom-shape>
        <draw:measure draw:style-name="gr25" draw:text-style-name="P17" draw:layer="layout" svg:x1="5.2cm" svg:y1="4.801cm" svg:x2="5.2cm" svg:y2="4.101cm">
          <text:p text:style-name="P17"><text:span text:style-name="T1"><text:measure text:kind="gap"/></text:span><text:span text:style-name="T1"><text:measure text:kind="value">7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6" draw:text-style-name="P4" draw:layer="layout" svg:width="2.5cm" svg:height="0.2cm" svg:x="5.9cm" svg:y="12.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path draw:style-name="gr26" draw:text-style-name="P20" draw:layer="layout" svg:width="5cm" svg:height="5cm" svg:x="6.557cm" svg:y="12.321cm" svg:viewBox="0 0 5001 5001" svg:d="M3875 3851c0-6-1-11-4-16-3-4-7-8-11-11-5-3-10-4-15-4-6 0-11 1-16 4-4 3-8 7-11 11-3 5-4 10-4 16 0 5 1 10 4 15 3 4 7 8 11 11 5 3 10 4 16 4 5 0 10-1 15-4 4-3 8-7 11-11 3-5 4-10 4-15zM1176 3852c0-6-1-11-4-16-3-4-7-8-11-11-5-3-10-4-15-4-6 0-11 1-16 4-4 3-8 7-11 11-3 5-4 10-4 16 0 5 1 10 4 15 3 4 7 8 11 11 5 3 10 4 16 4 5 0 10-1 15-4 4-3 8-7 11-11 3-5 4-10 4-15zM1175 1151c0-6-1-11-4-16-3-4-7-8-11-11-5-3-10-4-15-4-6 0-11 1-16 4-4 3-8 7-11 11-3 5-4 10-4 16 0 5 1 10 4 15 3 4 7 8 11 11 5 3 10 4 16 4 5 0 10-1 15-4 4-3 8-7 11-11 3-5 4-10 4-15zM3874 1150c0-6-1-11-4-16-3-4-7-8-11-11-5-3-10-4-15-4-6 0-11 1-16 4-4 3-8 7-11 11-3 5-4 10-4 16 0 5 1 10 4 15 3 4 7 8 11 11 5 3 10 4 16 4 5 0 10-1 15-4 4-3 8-7 11-11 3-5 4-10 4-15zM4666 3751c-219 380-535 696-915 915s-812 335-1250 335c-439 0-871-116-1251-335s-696-535-915-915-335-812-335-1250c0-439 116-871 335-1251s535-696 915-915 812-335 1250-335c439 0 871 116 1251 335s696 535 915 915 335 812 335 1250c0 439-116 871-335 1251z">
          <text:p text:style-name="P19">Altitude</text:p>
          <text:p text:style-name="P19">Bearing</text:p>
          <text:p text:style-name="P19">(x2)</text:p>
        </draw:path>
        <draw:line draw:style-name="gr2" draw:text-style-name="P2" draw:layer="layout" svg:x1="0.5cm" svg:y1="1.05cm" svg:x2="20.25cm" svg:y2="1.05cm">
          <text:p/>
        </draw:line>
        <draw:path draw:style-name="gr27" draw:text-style-name="P20" draw:layer="layout" svg:width="3.499cm" svg:height="6.671cm" svg:x="7.15cm" svg:y="21.12cm" svg:viewBox="0 0 3500 6672" svg:d="M485 364c385 222 821 339 1266 339 444 0 880-117 1265-339 176-102 338-224 484-363v6671h-3500v-6672c146 140 309 262 485 364z">
          <text:p text:style-name="P19">Rocker</text:p>
          <text:p text:style-name="P19">Side</text:p>
          <text:p text:style-name="P19">(x2)</text:p>
        </draw:path>
        <draw:custom-shape draw:style-name="gr28" draw:text-style-name="P20" draw:layer="layout" svg:width="2.93cm" svg:height="5.5cm" svg:x="12.436cm" svg:y="22.292cm">
          <text:p text:style-name="P19">Rocker</text:p>
          <text:p text:style-name="P19">Fron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9" draw:text-style-name="P20" draw:layer="layout" svg:width="5cm" svg:height="5cm" svg:x="14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21" draw:layer="layout" svg:width="2.93cm" svg:height="0.18cm" svg:x="15.334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1" draw:layer="layout" svg:width="0.18cm" svg:height="3.5cm" svg:x="18.264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1" draw:layer="layout" svg:width="0.18cm" svg:height="3.5cm" svg:x="15.154cm" svg:y="2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9" draw:text-style-name="P20" draw:layer="layout" svg:width="5cm" svg:height="5cm" svg:x="8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5cm" svg:y1="27.8cm" svg:x2="15.366cm" svg:y2="27.8cm">
          <text:p/>
        </draw:line>
        <draw:line draw:style-name="gr32" draw:text-style-name="P2" draw:layer="layout" svg:x1="6.651cm" svg:y1="22.3cm" svg:x2="15.366cm" svg:y2="22.3cm">
          <text:p/>
        </draw:line>
        <draw:line draw:style-name="gr32" draw:text-style-name="P2" draw:layer="layout" svg:x1="5cm" svg:y1="21.1cm" svg:x2="10.65cm" svg:y2="21.1cm">
          <text:p/>
        </draw:line>
        <draw:line draw:style-name="gr32" draw:text-style-name="P2" draw:layer="layout" svg:x1="7.15cm" svg:y1="19.85cm" svg:x2="7.15cm" svg:y2="27.8cm">
          <text:p/>
        </draw:line>
        <draw:line draw:style-name="gr32" draw:text-style-name="P2" draw:layer="layout" svg:x1="10.65cm" svg:y1="19.85cm" svg:x2="10.65cm" svg:y2="27.8cm">
          <text:p/>
        </draw:line>
        <draw:line draw:style-name="gr32" draw:text-style-name="P2" draw:layer="layout" svg:x1="12.45cm" svg:y1="20.1cm" svg:x2="12.45cm" svg:y2="27.8cm">
          <text:p/>
        </draw:line>
        <draw:line draw:style-name="gr32" draw:text-style-name="P2" draw:layer="layout" svg:x1="15.38cm" svg:y1="20.13cm" svg:x2="15.38cm" svg:y2="27.82cm">
          <text:p/>
        </draw:line>
        <draw:measure draw:style-name="gr33" draw:text-style-name="P22" draw:layer="measurelines" svg:x1="5.5cm" svg:y1="27.8cm" svg:x2="5.5cm" svg:y2="21.1cm">
          <text:p text:style-name="P22"><text:measure text:kind="gap"/><text:measure text:kind="value">67</text:measure><text:s/><text:measure text:kind="unit">cm</text:measure><text:measure text:kind="gap"/></text:p>
        </draw:measure>
        <draw:measure draw:style-name="gr7" draw:text-style-name="P19" draw:layer="layout" svg:x1="6.751cm" svg:y1="27.8cm" svg:x2="6.75cm" svg:y2="22.3cm">
          <text:p text:style-name="P22"><text:measure text:kind="gap"/><text:measure text:kind="value">55</text:measure><text:s/><text:measure text:kind="unit">cm</text:measure><text:measure text:kind="gap"/></text:p>
        </draw:measure>
        <draw:measure draw:style-name="gr7" draw:text-style-name="P19" draw:layer="measurelines" svg:x1="7.15cm" svg:y1="20.22cm" svg:x2="10.65cm" svg:y2="20.22cm">
          <text:p text:style-name="P22"><text:measure text:kind="gap"/><text:measure text:kind="value">35</text:measure><text:s/><text:measure text:kind="unit">cm</text:measure><text:measure text:kind="gap"/></text:p>
        </draw:measure>
        <draw:measure draw:style-name="gr34" draw:text-style-name="P22" draw:layer="layout" svg:x1="12.45cm" svg:y1="20.271cm" svg:x2="15.38cm" svg:y2="20.271cm">
          <text:p text:style-name="P22"><text:measure text:kind="gap"/><text:measure text:kind="value">29.3</text:measure><text:s/><text:measure text:kind="unit">cm</text:measure><text:measure text:kind="gap"/></text:p>
        </draw:measure>
        <draw:g>
          <draw:line draw:style-name="gr32" draw:text-style-name="P2" draw:layer="layout" svg:x1="5.6cm" svg:y1="13.471cm" svg:x2="10.6cm" svg:y2="13.471cm">
            <text:p/>
          </draw:line>
          <draw:line draw:style-name="gr32" draw:text-style-name="P2" draw:layer="layout" svg:x1="5.6cm" svg:y1="16.171cm" svg:x2="10.6cm" svg:y2="16.171cm">
            <text:p/>
          </draw:line>
        </draw:g>
        <draw:line draw:style-name="gr32" draw:text-style-name="P2" draw:layer="layout" svg:x1="7.707cm" svg:y1="16.426cm" svg:x2="7.707cm" svg:y2="11.426cm">
          <text:p/>
        </draw:line>
        <draw:line draw:style-name="gr32" draw:text-style-name="P2" draw:layer="layout" svg:x1="10.407cm" svg:y1="16.426cm" svg:x2="10.407cm" svg:y2="11.426cm">
          <text:p/>
        </draw:line>
        <draw:measure draw:style-name="gr35" draw:text-style-name="P22" draw:layer="measurelines" svg:x1="5.7cm" svg:y1="16.17cm" svg:x2="5.7cm" svg:y2="13.47cm">
          <text:p text:style-name="P22"><text:measure text:kind="gap"/><text:measure text:kind="value">27</text:measure><text:s/><text:measure text:kind="unit">cm</text:measure><text:measure text:kind="gap"/></text:p>
        </draw:measure>
        <draw:measure draw:style-name="gr36" draw:text-style-name="P22" draw:layer="layout" svg:x1="7.711cm" svg:y1="11.642cm" svg:x2="10.411cm" svg:y2="11.642cm">
          <text:p text:style-name="P22"><text:measure text:kind="gap"/><text:measure text:kind="value">27</text:measure><text:s/><text:measure text:kind="unit">cm</text:measure><text:measure text:kind="gap"/></text:p>
        </draw:measure>
        <draw:g>
          <draw:line draw:style-name="gr32" draw:text-style-name="P2" draw:layer="layout" svg:x1="4.2cm" svg:y1="12.3cm" svg:x2="9.2cm" svg:y2="12.3cm">
            <text:p/>
          </draw:line>
          <draw:line draw:style-name="gr32" draw:text-style-name="P2" draw:layer="layout" svg:x1="4.2cm" svg:y1="17.3cm" svg:x2="9.2cm" svg:y2="17.3cm">
            <text:p/>
          </draw:line>
        </draw:g>
        <draw:measure draw:style-name="gr37" draw:text-style-name="P22" draw:layer="layout" svg:x1="4.351cm" svg:y1="17.301cm" svg:x2="4.351cm" svg:y2="12.301cm">
          <text:p text:style-name="P22"><text:measure text:kind="gap"/><text:measure text:kind="value">50</text:measure><text:s/><text:measure text:kind="unit">cm</text:measure><text:measure text:kind="gap"/></text:p>
        </draw:measure>
        <draw:custom-shape draw:style-name="gr38" draw:text-style-name="P19" draw:layer="layout" svg:width="4.3cm" svg:height="3.75cm" svg:x="9cm" svg:y="1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radial" draw:cx="50%" draw:cy="50%" draw:start-color="#808080" draw:end-color="#ffffff" draw:start-intensity="100%" draw:end-intensity="100%" draw:border="0%"/>
    <draw:gradient draw:name="Gradient_20_4" draw:display-name="Gradient 4" draw:style="linear" draw:start-color="#b2b2b2" draw:end-color="#dddddd" draw:start-intensity="100%" draw:end-intensity="100%" draw:angle="30deg" draw:border="0%"/>
    <draw:gradient draw:name="Gradient_20_6" draw:display-name="Gradient 6" draw:style="linear" draw:start-color="#cccccc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rchment_20_Paper" draw:display-name="Parchment Paper" xlink:href="Pictures/100000000000020000000200A73B5BE2265E150C.jpg" xlink:type="simple" xlink:show="embed" xlink:actuate="onLoad"/>
    <draw:fill-image draw:name="Studio" xlink:href="Pictures/100000000000020000000200475B7E096DDF0C3D.jpg" xlink:type="simple" xlink:show="embed" xlink:actuate="onLoad"/>
    <draw:fill-image draw:name="Surface" xlink:href="Pictures/10000000000002000000020051332653FF9EC81A.jpg" xlink:type="simple" xlink:show="embed" xlink:actuate="onLoad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6T18:11:13.967539566</meta:creation-date>
    <dc:date>2024-03-23T20:40:54.351784359</dc:date>
    <meta:editing-duration>P8DT8H25M41S</meta:editing-duration>
    <meta:editing-cycles>9</meta:editing-cycles>
    <meta:generator>LibreOffice/7.3.7.2$Linux_X86_64 LibreOffice_project/30$Build-2</meta:generator>
    <meta:print-date>2024-03-17T10:44:54.360737709</meta:print-date>
    <meta:document-statistic meta:object-count="89"/>
  </office:meta>
</office:document-meta>
</file>